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27" style:family="paragraph" style:parent-style-name="Footnote">
      <style:text-properties style:font-name="Liberation Sans1" officeooo:rsid="043ccc66" officeooo:paragraph-rsid="0e849f1d"/>
    </style:style>
    <style:style style:name="P28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9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0" style:family="paragraph" style:parent-style-name="Footnote">
      <style:text-properties style:font-name="Liberation Sans1" officeooo:paragraph-rsid="1015e93a"/>
    </style:style>
    <style:style style:name="P31" style:family="paragraph" style:parent-style-name="Footnote">
      <style:text-properties style:font-name="Liberation Sans1" officeooo:paragraph-rsid="108c34c3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f55d50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5fd251"/>
    </style:style>
    <style:style style:name="P101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2" style:family="paragraph" style:parent-style-name="Standard">
      <style:text-properties style:font-name="Liberation Sans1" fo:font-size="12pt" officeooo:rsid="0fe8c1b7" officeooo:paragraph-rsid="1096b005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88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3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style:font-size-asian="12pt" style:font-size-complex="12pt"/>
    </style:style>
    <style:style style:name="T24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4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9" style:family="text">
      <style:text-properties style:use-window-font-color="true" loext:opacity="0%" style:font-name="Liberation Sans1" officeooo:rsid="047da547"/>
    </style:style>
    <style:style style:name="T25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0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1" fo:font-size="12pt" style:font-size-asian="12pt" style:font-size-complex="12pt"/>
    </style:style>
    <style:style style:name="T283" style:family="text">
      <style:text-properties style:use-window-font-color="true" loext:opacity="0%" style:font-name="Liberation Sans1" officeooo:rsid="0efd8e5c"/>
    </style:style>
    <style:style style:name="T284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6" style:family="text">
      <style:text-properties officeooo:rsid="04473353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officeooo:rsid="0aace3cd"/>
    </style:style>
    <style:style style:name="T289" style:family="text">
      <style:text-properties fo:font-size="10pt" officeooo:rsid="04473353" style:font-size-asian="10pt" style:font-size-complex="10pt"/>
    </style:style>
    <style:style style:name="T29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4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5" style:family="text">
      <style:text-properties officeooo:rsid="0f0ca65a"/>
    </style:style>
    <style:style style:name="T296" style:family="text">
      <style:text-properties style:font-name="Liberation Mono" fo:font-size="11pt" officeooo:rsid="10048e31" style:font-size-asian="11pt" style:font-size-complex="11pt"/>
    </style:style>
    <style:style style:name="T297" style:family="text">
      <style:text-properties fo:font-weight="normal" style:font-weight-asian="normal" style:font-weight-complex="normal"/>
    </style:style>
    <style:style style:name="T298" style:family="text">
      <style:text-properties officeooo:rsid="0f95a7a0"/>
    </style:style>
    <style:style style:name="T299" style:family="text">
      <style:text-properties officeooo:rsid="0f8f58bd"/>
    </style:style>
    <style:style style:name="T300" style:family="text">
      <style:text-properties style:font-name="Ubuntu1" fo:font-size="10pt" officeooo:rsid="04473353" style:font-size-asian="10pt" style:font-size-complex="10pt"/>
    </style:style>
    <style:style style:name="T301" style:family="text">
      <style:text-properties officeooo:rsid="101b90cf"/>
    </style:style>
    <style:style style:name="T302" style:family="text">
      <style:text-properties officeooo:rsid="101e15d6"/>
    </style:style>
    <style:style style:name="T303" style:family="text">
      <style:text-properties officeooo:rsid="10048e31"/>
    </style:style>
    <style:style style:name="T304" style:family="text">
      <style:text-properties style:text-underline-style="none"/>
    </style:style>
    <style:style style:name="T30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3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T212">C</text:span><text:span text:style-name="T211">hecklist voor </text:span><text:span text:style-name="T213">de installatie</text:span><text:span text:style-name="T211"> van </text:span><text:span text:style-name="T211"><text:user-field-get text:name="Distro">Debian</text:user-field-get></text:span><text:span text:style-name="T214"><text:s/></text:span><text:span text:style-name="T214"><text:user-field-get text:name="Version">12</text:user-field-get></text:span><text:span text:style-name="T215"><text:note text:id="ftn1" text:note-class="footnote"><text:note-citation>1</text:note-citation><text:note-body><text:p text:style-name="P31"><text:span text:style-name="T313">D</text:span><text:span text:style-name="T314">eze </text:span><text:span text:style-name="Strong_20_Emphasis"><text:span text:style-name="T311"><text:user-field-get text:name="Distro">Debian</text:user-field-get></text:span></text:span><text:span text:style-name="T315"><text:s/></text:span><text:span text:style-name="T322"><text:user-field-get text:name="Version">12</text:user-field-get></text:span><text:span text:style-name="T322"><text:s/></text:span><text:span text:style-name="Strong_20_Emphasis"><text:span text:style-name="T312"><text:user-field-get text:name="Edition">Desktop</text:user-field-get></text:span></text:span><text:span text:style-name="T314"><text:s/>(codenaam </text:span><text:span text:style-name="T320">bookworm</text:span><text:span text:style-name="T314">) van </text:span><text:span text:style-name="T321">juni</text:span><text:span text:style-name="T316"> </text:span><text:span text:style-name="Strong_20_Emphasis"><text:span text:style-name="T323"><text:user-field-get text:name="Releaseyear">2023</text:user-field-get></text:span></text:span><text:span text:style-name="T317"><text:s/></text:span><text:span text:style-name="T313">is een zogenaamde </text:span><text:span text:style-name="T314">LTS-</text:span><text:span text:style-name="T313">versie</text:span><text:span text:style-name="T314"> </text:span><text:span text:style-name="T313">(</text:span><text:span text:style-name="T314">staat voor Long-Term Support, </text:span><text:span text:style-name="T318">langetermijnondersteuning</text:span><text:span text:style-name="T313">)</text:span><text:span text:style-name="T318"> </text:span><text:span text:style-name="T319">en</text:span><text:span text:style-name="T317"> </text:span><text:span text:style-name="T314">wordt gedurende 5 jaar ondersteund tot </text:span><text:span text:style-name="T321">juni</text:span><text:span text:style-name="T314"> 202</text:span><text:span text:style-name="T321">8</text:span><text:span text:style-name="T314">.</text:span></text:p></text:note-body></text:note></text:span><text:span text:style-name="T216"><text:s/></text:span><text:span text:style-name="T216"><text:user-field-get text:name="Edition">Desktop</text:user-field-get></text:span><text:span text:style-name="T217">.</text:span></text:p>
      <text:p text:style-name="P43"/>
      <text:p text:style-name="P43">Dit is een invulbare PDF, afdrukken is niet noodzakelijk.</text:p>
      <text:p text:style-name="P38"/>
      <text:p text:style-name="P42"><text:span text:style-name="T16">Vul </text:span><text:span text:style-name="T17">achter</text:span><text:span text:style-name="T13"> de </text:span><text:span text:style-name="Definition"><text:span text:style-name="T295">ONDERSTREEPTE</text:span></text:span><text:span text:style-name="T1"> </text:span><text:span text:style-name="T14">woorden</text:span><text:span text:style-name="T13"> het</text:span><text:span text:style-name="Strong_20_Emphasis"><text:span text:style-name="T293"> </text:span></text:span><text:span text:style-name="Strong_20_Emphasis"><text:span text:style-name="T294">tekstvak</text:span></text:span><text:span text:style-name="T14"> </text:span><text:span text:style-name="T16">in,</text:span><text:span text:style-name="T14"> </text:span><text:span text:style-name="T249">zie </text:span><text:span text:style-name="T283">[</text:span><text:span text:style-name="T249">toelichting</text:span><text:span text:style-name="T283">]</text:span><text:span text:style-name="T14">:</text:span></text:p>
      <text:p text:style-name="P33"><text:span text:style-name="Definition"><text:span text:style-name="T19">GEBRUIKER</text:span></text:span><text:span text:style-name="T257"><text:tab/><text:tab/></text:span><text:span text:style-name="T282"> <text:tab/><text:tab/></text:span><text:span text:style-name="T258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58"><text:tab/> <text:s text:c="2"/></text:span><text:span text:style-name="T259">[</text:span><text:span text:style-name="T260">V</text:span><text:span text:style-name="T252">olledige naam, bijv. </text:span><text:span text:style-name="T254">J</text:span><text:span text:style-name="T279">a</text:span><text:span text:style-name="T254">n </text:span><text:span text:style-name="T279">Jansen</text:span><text:span text:style-name="T280">]</text:span></text:p>
      <text:p text:style-name="P99"><text:span text:style-name="Definition"><text:span text:style-name="T251">g</text:span></text:span><text:span text:style-name="Definition">ebruikersnaam</text:span><text:span text:style-name="Definition"><text:span text:style-name="T304"><text:tab/></text:span></text:span><text:span text:style-name="T250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50"><text:tab/> <text:s text:c="2"/></text:span><text:span text:style-name="T6">[</text:span><text:span text:style-name="T7">K</text:span><text:span text:style-name="T5">orte naam, bijv. </text:span><text:span text:style-name="T236">j</text:span><text:span text:style-name="T237">a</text:span><text:span text:style-name="T236">n</text:span><text:span text:style-name="T238">]</text:span></text:p>
      <text:p text:style-name="P33"><text:span text:style-name="Definition">COMPUTERNAAM</text:span><text:span text:style-name="T281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62">[</text:span><text:span text:style-name="T263">N</text:span><text:span text:style-name="T264">aam van de compute</text:span><text:span text:style-name="T265">r, </text:span><text:span text:style-name="T266">bijv. </text:span><text:span text:style-name="T267">pc02</text:span><text:span text:style-name="T262">]</text:span></text:p>
      <text:p text:style-name="P33"><text:span text:style-name="Definition"><text:span text:style-name="T268">GEBRUIKER</text:span></text:span><text:span text:style-name="Definition"><text:span text:style-name="T278"><text:tab/></text:span></text:span><text:span text:style-name="T261"><text:tab/></text:span><text:span text:style-name="T282"> <text:tab/><text:tab/></text:span><text:span text:style-name="T258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58"><text:tab/> <text:s text:c="2"/></text:span><text:span text:style-name="T259">[</text:span><text:span text:style-name="T260">V</text:span><text:span text:style-name="T252">olledige naam </text:span><text:span text:style-name="T255">evt. 2</text:span><text:span text:style-name="T284">e</text:span><text:span text:style-name="T253"> gebruiker</text:span><text:span text:style-name="T256">]</text:span></text:p>
      <text:p text:style-name="P99"><text:span text:style-name="Definition"><text:span text:style-name="T268">GEBRUIKERSN</text:span></text:span><text:span text:style-name="Definition"><text:span text:style-name="T269">aa</text:span></text:span><text:span text:style-name="Definition"><text:span text:style-name="T268">M</text:span></text:span><text:span text:style-name="Definition"><text:span text:style-name="T278"><text:tab/></text:span></text:span><text:span text:style-name="T250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50"><text:tab/> <text:s text:c="2"/></text:span><text:span text:style-name="T271">[</text:span><text:span text:style-name="T272">K</text:span><text:span text:style-name="T270">orte naam</text:span><text:span text:style-name="T273"> </text:span><text:span text:style-name="T274">e</text:span><text:span text:style-name="T275">vt. 2</text:span><text:span text:style-name="T285">e</text:span><text:span text:style-name="T275"> </text:span><text:span text:style-name="T276">gebruiker</text:span><text:span text:style-name="T277">]</text:span></text:p>
      <text:p text:style-name="P33"><text:span text:style-name="T221">Vervang </text:span><text:span text:style-name="T226">de</text:span><text:span text:style-name="T221"> </text:span><text:span text:style-name="Definition"><text:span text:style-name="T20">ONDERSTREEPTE</text:span></text:span><text:span text:style-name="T221"> </text:span><text:span text:style-name="T222">woorden </text:span><text:span text:style-name="T221">in deze checklist door </text:span><text:span text:style-name="T226">d</text:span><text:span text:style-name="T228">i</text:span><text:span text:style-name="T226">e </text:span><text:span text:style-name="T227">in </text:span><text:span text:style-name="T228">het</text:span><text:span text:style-name="Strong_20_Emphasis"><text:span text:style-name="T60"> </text:span></text:span><text:span text:style-name="Strong_20_Emphasis"><text:span text:style-name="T96">tekstvak</text:span></text:span><text:span text:style-name="T221">.</text:span></text:p>
      <text:p text:style-name="P35"/>
      <text:p text:style-name="P35"/>
      <text:p text:style-name="P34"><text:span text:style-name="T233">Nog niet op Linux?</text:span><text:span text:style-name="T223"><text:tab/></text:span><text:span text:style-name="Strong_20_Emphasis"><text:span text:style-name="T106"><draw:control text:anchor-type="as-char" draw:z-index="28" draw:name="Vorm 3" draw:style-name="gr1" draw:text-style-name="P109" svg:width="0.35cm" svg:height="0.35cm" draw:control="control27"/></text:span></text:span><text:span text:style-name="T229"><text:tab/></text:span><text:span text:style-name="T230">G</text:span><text:span text:style-name="T220">ebruik </text:span><text:span text:style-name="Strong_20_Emphasis"><text:span text:style-name="T234">Checklist </text:span></text:span><text:span text:style-name="Strong_20_Emphasis"><text:span text:style-name="T235">overzetten</text:span></text:span><text:span text:style-name="T220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4"> onder </text:span><text:span text:style-name="T232">Linux</text:span><text:span text:style-name="T225">.</text:span></text:p>
      <text:p text:style-name="P26"><text:span text:style-name="T209">Nieuwe installatie?</text:span><text:span text:style-name="T205"><text:tab/></text:span><text:span text:style-name="Strong_20_Emphasis"><text:span text:style-name="T108"><draw:control text:anchor-type="as-char" draw:z-index="29" draw:name="Vorm 4" draw:style-name="gr1" draw:text-style-name="P109" svg:width="0.35cm" svg:height="0.35cm" draw:control="control28"/></text:span></text:span><text:span text:style-name="T208"><text:tab/></text:span><text:span text:style-name="T207">B</text:span><text:span text:style-name="T205">egin bij hoofdstuk </text:span><text:span text:style-name="T209"><text:bookmark-ref text:reference-format="page" text:ref-name="__RefNumPara__4009_1271708128">2</text:bookmark-ref></text:span><text:span text:style-name="T209"><text:s text:c="2"/></text:span><text:span text:style-name="T210"><text:bookmark-ref text:reference-format="text" text:ref-name="__RefNumPara__4009_1271708128">Installatie uitvoeren</text:bookmark-ref></text:span><text:span text:style-name="T206">.</text:span></text:p>
      <text:p text:style-name="P32"><text:span text:style-name="Strong_20_Emphasis"><text:span text:style-name="T231"/></text:span></text:p>
      <text:p text:style-name="P32"><text:span text:style-name="Strong_20_Emphasis"><text:span text:style-name="T231"/></text:span></text:p>
      <text:list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7"><text:span text:style-name="T189">E</text:span><text:span text:style-name="T190">v</text:span><text:span text:style-name="T191">en</text:span><text:span text:style-name="T193">t</text:span><text:span text:style-name="T194">uele </text:span><text:span text:style-name="T195">extra </text:span><text:span text:style-name="Definition"><text:span text:style-name="T290">gebruiker</text:span></text:span><text:span text:style-name="T195">s aanmelden </text:span><text:span text:style-name="T196">en dezelfde stappen uitvoeren</text:span><text:span text:style-name="T192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199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90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0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8"><text:span text:style-name="T218">De </text:span><text:span text:style-name="T248">Super</text:span><text:span text:style-name="T218">-toets 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7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1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90"><text:span text:style-name="Strong_20_Emphasis"><text:span text:style-name="T61">Typ </text:span></text:span><text:span text:style-name="Strong_20_Emphasis"><text:span text:style-name="T118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04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7">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5">1</text:span></text:span><text:span text:style-name="Strong_20_Emphasis"><text:span text:style-name="T136"> <text:s/></text:span></text:span><text:span text:style-name="Strong_20_Emphasis"><text:span text:style-name="T137">In</text:span></text:span><text:span text:style-name="Strong_20_Emphasis"><text:span text:style-name="T132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0"/>
      <text:list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6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44">Start de computer op vanaf</text:span><text:span text:style-name="T244"><text:note text:id="ftn5" text:note-class="footnote"><text:note-citation>1</text:note-citation><text:note-body><text:p text:style-name="P98"><text:span text:style-name="T183">B</text:span><text:span text:style-name="T182">ootmenu/</text:span><text:span text:style-name="T183">S</text:span><text:span text:style-name="T182">etup</text:span><text:span text:style-name="T180"> via </text:span><text:span text:style-name="T178">é</text:span><text:span text:style-name="T179">é</text:span><text:span text:style-name="T183">n van de </text:span><text:span text:style-name="Definition"><text:span text:style-name="T181">Veelgebruikte toetsen: </text:span></text:span><text:span text:style-name="Definition"><text:span text:style-name="T184"><text:s/></text:span></text:span><text:span text:style-name="User_20_Entry"><text:span text:style-name="T202">Esc</text:span></text:span><text:span text:style-name="User_20_Entry"><text:span text:style-name="T187">,</text:span></text:span><text:span text:style-name="Definition"><text:span text:style-name="T184"> </text:span></text:span><text:span text:style-name="User_20_Entry"><text:span text:style-name="T202">Delete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1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2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9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10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11</text:span></text:span><text:span text:style-name="User_20_Entry"><text:span text:style-name="T188">,</text:span></text:span><text:span text:style-name="Definition"><text:span text:style-name="T184"> </text:span></text:span><text:span text:style-name="Definition"><text:span text:style-name="T185">o</text:span></text:span><text:span text:style-name="Definition"><text:span text:style-name="T186">f</text:span></text:span><text:span text:style-name="Definition"><text:span text:style-name="T184"> </text:span></text:span><text:span text:style-name="User_20_Entry"><text:span text:style-name="T202">F12</text:span></text:span><text:span text:style-name="User_20_Entry"><text:span text:style-name="T188">.</text:span></text:span></text:p></text:note-body></text:note></text:span><text:span text:style-name="T244"> </text:span><text:span text:style-name="T245">een </text:span><text:span text:style-name="T241"><text:user-field-get text:name="Distro">Debian</text:user-field-get></text:span><text:span text:style-name="T242"><text:s/></text:span><text:span text:style-name="T242"><text:user-field-get text:name="Version">12</text:user-field-get></text:span><text:span text:style-name="T242"><text:s/></text:span><text:span text:style-name="Strong_20_Emphasis"><text:span text:style-name="T243"><text:user-field-get text:name="Edition">Desktop</text:user-field-get></text:span></text:span><text:span text:style-name="Strong_20_Emphasis"><text:span text:style-name="T243"><text:s/></text:span></text:span><text:span text:style-name="T246">Live</text:span><text:span text:style-name="T149"><text:note text:id="ftn6" text:note-class="footnote"><text:note-citation>2</text:note-citation><text:note-body><text:p text:style-name="P30"><text:span text:style-name="T286">Vanaf een </text:span><text:span text:style-name="T298">L</text:span><text:span text:style-name="T286">ive </text:span><text:span text:style-name="T299">USB</text:span><text:span text:style-name="T288">-stick</text:span><text:span text:style-name="T300"> </text:span><text:span text:style-name="T286">kunt u opstarten en </text:span><text:span text:style-name="T289">met </text:span><text:span text:style-name="Strong_20_Emphasis"><text:span text:style-name="T247"><text:user-field-get text:name="Distro">Debian</text:user-field-get></text:span></text:span><text:span text:style-name="Strong_20_Emphasis"><text:span text:style-name="T247"><text:s/></text:span></text:span><text:span text:style-name="T286">werken zonder enige bestanden op de harde schijf te wijzigen en maakt ook installatie van </text:span><text:span text:style-name="Strong_20_Emphasis"><text:span text:style-name="T247"><text:user-field-get text:name="Distro">Debian</text:user-field-get></text:span></text:span><text:span text:style-name="Strong_20_Emphasis"><text:span text:style-name="T247"><text:s/></text:span></text:span><text:span text:style-name="T286">mogelijk.</text:span></text:p></text:note-body></text:note></text:span><text:span text:style-name="T148"> </text:span><text:span text:style-name="T152">USB</text:span><text:span text:style-name="T150">-stick</text:span><text:span text:style-name="T150"><text:note text:id="ftn7" text:note-class="footnote"><text:note-citation>3</text:note-citation><text:note-body><text:p text:style-name="P97"><text:span text:style-name="Strong_20_Emphasis"><text:span text:style-name="T167">Maak een opstartbare USB-stick</text:span></text:span><text:span text:style-name="Strong_20_Emphasis"><text:span text:style-name="T164">:<text:line-break/></text:span></text:span><text:span text:style-name="T15">D</text:span><text:span text:style-name="Strong_20_Emphasis"><text:span text:style-name="T155">ow</text:span></text:span><text:span text:style-name="Strong_20_Emphasis"><text:span text:style-name="T156">nload </text:span></text:span><text:span text:style-name="Strong_20_Emphasis"><text:span text:style-name="T153">e</text:span></text:span><text:span text:style-name="Strong_20_Emphasis"><text:span text:style-name="T157">e</text:span></text:span><text:span text:style-name="Strong_20_Emphasis"><text:span text:style-name="T158">n</text:span></text:span><text:span text:style-name="Strong_20_Emphasis"><text:span text:style-name="T177"> </text:span></text:span><text:span text:style-name="Strong_20_Emphasis"><text:span text:style-name="T198">CD</text:span></text:span><text:span text:style-name="Strong_20_Emphasis"><text:span text:style-name="T197">-beeldbestand</text:span></text:span><text:span text:style-name="Strong_20_Emphasis"><text:span text:style-name="T156"> </text:span></text:span><text:span text:style-name="Strong_20_Emphasis"><text:span text:style-name="T162">(.iso) </text:span></text:span><text:span text:style-name="Strong_20_Emphasis"><text:span text:style-name="T159">v</text:span></text:span><text:span text:style-name="Strong_20_Emphasis"><text:span text:style-name="T160">anaf</text:span></text:span><text:span text:style-name="Strong_20_Emphasis"><text:span text:style-name="T161"> </text:span></text:span><text:a xlink:type="simple" xlink:href="https://www.debian.org/" text:style-name="Internet_20_link" text:visited-style-name="Visited_20_Internet_20_Link"><text:span text:style-name="Strong_20_Emphasis"><text:span text:style-name="T291">debian.org</text:span></text:span></text:a><text:span text:style-name="Strong_20_Emphasis"><text:span text:style-name="T161">, </text:span></text:span><text:span text:style-name="Strong_20_Emphasis"><text:span text:style-name="T163">klik </text:span></text:span><text:span text:style-name="Strong_20_Emphasis"><text:span text:style-name="T166">op </text:span></text:span><text:span text:style-name="Strong_20_Emphasis"><text:span text:style-name="T169">Other downloads</text:span></text:span><text:span text:style-name="Strong_20_Emphasis"><text:span text:style-name="T166"> (onder Downloads) en vervolgens op </text:span></text:span><text:span text:style-name="Strong_20_Emphasis"><text:span text:style-name="T169">Live Gnome</text:span></text:span><text:span text:style-name="Strong_20_Emphasis"><text:span text:style-name="T166"> (onder Try </text:span></text:span><text:span text:style-name="Strong_20_Emphasis"><text:span text:style-name="T166"><text:user-field-get text:name="Distro">Debian</text:user-field-get></text:span></text:span><text:span text:style-name="Strong_20_Emphasis"><text:span text:style-name="T166"><text:s/>Live before installing).</text:span></text:span></text:p><text:p text:style-name="P96"><text:span text:style-name="Strong_20_Emphasis"><text:span text:style-name="T165"><text:tab/>De volgende stappen staan beschreven in </text:span></text:span><text:span text:style-name="Strong_20_Emphasis"><text:span text:style-name="T168">Linux informatie</text:span></text:span><text:span text:style-name="Strong_20_Emphasis"><text:span text:style-name="T165">, te vinden op </text:span>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165">, onder </text:span></text:span><text:span text:style-name="Strong_20_Emphasis"><text:span text:style-name="T168">Linux</text:span></text:span><text:span text:style-name="Strong_20_Emphasis"><text:span text:style-name="T165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93">Selecteer</text:span></text:span><text:span text:style-name="Strong_20_Emphasis"><text:span text:style-name="T112"> </text:span></text:span><text:span text:style-name="Strong_20_Emphasis"><text:span text:style-name="T126">Live </text:span></text:span><text:span text:style-name="Strong_20_Emphasis"><text:span text:style-name="T127">system (amd64)</text:span></text:span><text:span text:style-name="Strong_20_Emphasis"><text:span text:style-name="T11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6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6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7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0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1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4"><text:span text:style-name="T303">Typ '</text:span><text:span text:style-name="T296">live</text:span><text:span text:style-name="T303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6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7">Bij </text:span></text:span><text:span text:style-name="Strong_20_Emphasis"><text:span text:style-name="T128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2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28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6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287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01">B</text:span>ij <text:span text:style-name="T287">Regio</text:span> <text:span text:style-name="T301">kies</text:span> <text:span text:style-name="T287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6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287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23"><text:span text:style-name="T302">K</text:span>ies <text:span text:style-name="T287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6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09">Bij </text:span></text:span><text:span text:style-name="Strong_20_Emphasis"><text:span text:style-name="T125">Gebruikers</text:span></text:span><text:span text:style-name="Strong_20_Emphasis"><text:span text:style-name="T109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1">V</text:span></text:span><text:span text:style-name="Strong_20_Emphasis"><text:span text:style-name="T109">ul in </text:span></text:span><text:span text:style-name="Strong_20_Emphasis"><text:span text:style-name="T129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7">,</text:span></text:span><text:span text:style-name="Strong_20_Emphasis"><text:span text:style-name="T98"><text:line-break/></text:span></text:span><text:span text:style-name="Strong_20_Emphasis"><text:span text:style-name="T129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0">Wat is de </text:span></text:span><text:span text:style-name="Strong_20_Emphasis"><text:span text:style-name="T129">naam van deze </text:span></text:span><text:span text:style-name="Strong_20_Emphasis"><text:span text:style-name="T130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6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1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4"/></text:span></text:p>
      <text:list text:continue-numbering="true" text:style-name="L1">
        <text:list-item>
          <text:p text:style-name="P106"><text:span text:style-name="Strong_20_Emphasis"><text:span text:style-name="T142">Installatie </text:span></text:span><text:span text:style-name="Strong_20_Emphasis"><text:span text:style-name="T143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6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8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97">Volg de aanwijzingen op de </text:span></text:span><text:span text:style-name="Strong_20_Emphasis"><text:span text:style-name="T30">welkomst</text:span></text:span><text:span text:style-name="Strong_20_Emphasis"><text:span text:style-name="T297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9"><draw:control text:anchor-type="as-char" draw:z-index="30" draw:name="Vorm13_ 5" draw:style-name="gr1" draw:text-style-name="P109" svg:width="0.35cm" svg:height="0.35cm" draw:control="control29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39">Extra </text:span></text:span><text:span text:style-name="Definition"><text:span text:style-name="T21">gebruiker</text:span></text:span><text:span text:style-name="Strong_20_Emphasis"><text:span text:style-name="T39">s kunnen handmatig worden toegevoegd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99">Typ </text:span></text:span><text:span text:style-name="Strong_20_Emphasis"><text:span text:style-name="T124">gebr</text:span></text:span><text:span text:style-name="Strong_20_Emphasis"><text:span text:style-name="T100"> </text:span></text:span><text:span text:style-name="Strong_20_Emphasis"><text:span text:style-name="T101">(d</text:span></text:span><text:span text:style-name="Strong_20_Emphasis"><text:span text:style-name="T102">ruk</text:span></text:span><text:span text:style-name="Strong_20_Emphasis"><text:span text:style-name="T103"> op</text:span></text:span><text:span text:style-name="Strong_20_Emphasis"><text:span text:style-name="T104"> de </text:span></text:span><text:span text:style-name="Strong_20_Emphasis"><text:span text:style-name="T200">Super</text:span></text:span><text:span text:style-name="Strong_20_Emphasis"><text:span text:style-name="T104">-toets</text:span></text:span><text:span text:style-name="Strong_20_Emphasis"><text:span text:style-name="T105"><text:note text:id="ftn8" text:note-class="footnote"><text:note-citation>1</text:note-citation><text:note-body><text:p text:style-name="P29"><text:span text:style-name="T218">De </text:span><text:span text:style-name="T248">Super</text:span><text:span text:style-name="T218">-toets 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104"> </text:span></text:span><text:span text:style-name="Strong_20_Emphasis"><text:span text:style-name="T101">als nodig)</text:span></text:span><text:span text:style-name="Strong_20_Emphasis"><text:span text:style-name="T39"> en klik achter </text:span></text:span><text:span text:style-name="Strong_20_Emphasis"><text:span text:style-name="T42">Instellingen</text:span></text:span><text:span text:style-name="Strong_20_Emphasis"><text:span text:style-name="T39"> op </text:span></text:span><text:span text:style-name="Strong_20_Emphasis"><text:span text:style-name="T42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><text:span text:style-name="Strong_20_Emphasis"><text:span text:style-name="T39">Vul </text:span></text:span><text:span text:style-name="Strong_20_Emphasis"><text:span text:style-name="T40">in</text:span></text:span><text:span text:style-name="Strong_20_Emphasis"><text:span text:style-name="T39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6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9" office:value-type="string">
            <text:p text:style-name="P66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0" office:value-type="string">
            <text:p text:style-name="P100"><text:span text:style-name="Strong_20_Emphasis"><text:span text:style-name="T61">T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03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7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6"/></text:span></text:p>
          </table:table-cell>
          <table:table-cell table:style-name="_33_._5f_Installatie_5f_afronden.C11" office:value-type="string">
            <text:p text:style-name="P56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1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2" office:value-type="string">
            <text:p text:style-name="P70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3" office:value-type="string">
            <text:p text:style-name="P70"><text:span text:style-name="User_20_Entry"><text:span text:style-name="T2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4" office:value-type="string">
            <text:p text:style-name="P70"><text:span text:style-name="User_20_Entry"><text:span text:style-name="T2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5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6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8" office:value-type="string">
            <text:p text:style-name="P100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03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19" office:value-type="string">
            <text:p text:style-name="P93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38">3 <text:s/></text:span></text:span><text:span text:style-name="Strong_20_Emphasis"><text:span text:style-name="T139">Installatie</text:span></text:span><text:span text:style-name="Strong_20_Emphasis"><text:span text:style-name="T140"> </text:span></text:span><text:span text:style-name="Strong_20_Emphasis"><text:span text:style-name="T141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0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6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6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3"><text:span text:style-name="User_20_Entry"><text:span text:style-name="T154">E</text:span></text:span><text:span text:style-name="User_20_Entry"><text:span text:style-name="T170">v</text:span></text:span><text:span text:style-name="User_20_Entry"><text:span text:style-name="T171">en</text:span></text:span><text:span text:style-name="User_20_Entry"><text:span text:style-name="T173">t</text:span></text:span><text:span text:style-name="User_20_Entry"><text:span text:style-name="T174">uele </text:span></text:span><text:span text:style-name="User_20_Entry"><text:span text:style-name="T175">extra </text:span></text:span><text:span text:style-name="Definition"><text:span text:style-name="T290">gebruiker</text:span></text:span><text:span text:style-name="User_20_Entry"><text:span text:style-name="T175">s aanmelden </text:span></text:span><text:span text:style-name="User_20_Entry"><text:span text:style-name="T176">en dezelfde stappen uitvoeren</text:span></text:span><text:span text:style-name="User_20_Entry"><text:span text:style-name="T172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6"/></text:span></text:p>
          </table:table-cell>
          <table:table-cell table:style-name="Tabel2.A1" office:value-type="string">
            <text:p text:style-name="P81"><text:span text:style-name="Strong_20_Emphasis"><text:span text:style-name="T106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29"><text:span text:style-name="T218">De </text:span><text:span text:style-name="T248">Super</text:span><text:span text:style-name="T218">-toets 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38">4 <text:s/></text:span></text:span><text:span text:style-name="Strong_20_Emphasis"><text:span text:style-name="T123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8"><text:span text:style-name="T144">E</text:span><text:span text:style-name="T145">inde c</text:span><text:span text:style-name="T146">hecklist, </text:span><text:span text:style-name="T147">d</text:span><text:span text:style-name="T146">e</text:span><text:span text:style-name="T239"> installatie van </text:span><text:span text:style-name="T239"><text:user-field-get text:name="Distro">Debian</text:user-field-get></text:span><text:span text:style-name="T242"><text:s/></text:span><text:span text:style-name="T242"><text:user-field-get text:name="Version">12</text:user-field-get></text:span><text:span text:style-name="Strong_20_Emphasis"><text:span text:style-name="T240"><text:s/></text:span></text:span><text:span text:style-name="Strong_20_Emphasis"><text:span text:style-name="T243"><text:user-field-get text:name="Edition">Desktop</text:user-field-get></text:span></text:span><text:span text:style-name="Strong_20_Emphasis"><text:span text:style-name="T243"><text:s/></text:span></text:span><text:span text:style-name="T239">is voltooid.</text:span></text:p>
      <text:p text:style-name="P41"/>
      <text:list text:style-name="L2">
        <text:list-header>
          <text:p text:style-name="P107"><text:span text:style-name="Emphasis"><text:span text:style-name="T30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7">Karel Zimmer</text:span></text:span></text:a><text:span text:style-name="Emphasis"><text:span text:style-name="T308">.</text:span></text:span></text:p>
          <text:p text:style-name="P108"><text:span text:style-name="Emphasis"><text:span text:style-name="T308">C</text:span></text:span><text:span text:style-name="Emphasis"><text:span text:style-name="T309">C0</text:span></text:span><text:span text:style-name="Emphasis"><text:span text:style-name="T308"> 1.0 </text:span></text:span><text:span text:style-name="Emphasis"><text:span text:style-name="T310">Universeel</text:span></text:span><text:span text:style-name="Emphasis"><text:span text:style-name="T308"> </text:span></text:span><text:span text:style-name="Emphasis"><text:span text:style-name="T30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5"><text:s/></text:span></text:span><text:span text:style-name="Emphasis"><text:span text:style-name="T30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08T07:40:05.023360974">08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8T07:40:04.877263416</dc:date>
    <meta:keyword>Installatie</meta:keyword>
    <meta:keyword>Checklist</meta:keyword>
    <meta:keyword>Linux</meta:keyword>
    <meta:editing-cycles>6952</meta:editing-cycles>
    <meta:editing-duration>P12DT11H29M2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07" meta:word-count="635" meta:character-count="4392" meta:non-whitespace-character-count="3797"/>
    <meta:user-defined meta:name="Info 1"/>
    <meta:user-defined meta:name="Info 2"/>
    <meta:user-defined meta:name="Info 3"/>
    <meta:user-defined meta:name="Info 4"/>
  </office:meta>
</office:document-meta>
</file>